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2ef89" officeooo:paragraph-rsid="0002ef89" style:font-weight-asian="bold" style:font-weight-complex="bold"/>
    </style:style>
    <style:style style:name="P2" style:family="paragraph" style:parent-style-name="Standard">
      <style:text-properties fo:font-weight="bold" officeooo:rsid="002b4d73" officeooo:paragraph-rsid="002b4d73" style:font-weight-asian="bold" style:font-weight-complex="bold"/>
    </style:style>
    <style:style style:name="P3" style:family="paragraph" style:parent-style-name="Standard">
      <style:text-properties fo:font-weight="bold" officeooo:rsid="002b50a9" officeooo:paragraph-rsid="002b50a9" style:font-weight-asian="bold" style:font-weight-complex="bold"/>
    </style:style>
    <style:style style:name="P4" style:family="paragraph" style:parent-style-name="Standard">
      <style:text-properties fo:font-weight="bold" officeooo:rsid="002bca8f" officeooo:paragraph-rsid="002bca8f" style:font-weight-asian="bold" style:font-weight-complex="bold"/>
    </style:style>
    <style:style style:name="P5" style:family="paragraph" style:parent-style-name="Standard">
      <style:text-properties fo:font-weight="bold" officeooo:rsid="002cfded" officeooo:paragraph-rsid="002cfded" style:font-weight-asian="bold" style:font-weight-complex="bold"/>
    </style:style>
    <style:style style:name="P6" style:family="paragraph" style:parent-style-name="Standard">
      <style:text-properties fo:font-weight="bold" officeooo:rsid="002e6c38" officeooo:paragraph-rsid="002e6c38" style:font-weight-asian="bold" style:font-weight-complex="bold"/>
    </style:style>
    <style:style style:name="P7" style:family="paragraph" style:parent-style-name="Standard">
      <style:text-properties fo:font-weight="bold" officeooo:rsid="002fb22b" officeooo:paragraph-rsid="002fb22b" style:font-weight-asian="bold" style:font-weight-complex="bold"/>
    </style:style>
    <style:style style:name="P8" style:family="paragraph" style:parent-style-name="Standard">
      <style:text-properties fo:font-weight="bold" officeooo:rsid="0031e5f7" officeooo:paragraph-rsid="0031e5f7" style:font-weight-asian="bold" style:font-weight-complex="bold"/>
    </style:style>
    <style:style style:name="P9" style:family="paragraph" style:parent-style-name="Standard">
      <style:text-properties fo:font-weight="bold" officeooo:rsid="003392ba" officeooo:paragraph-rsid="003392ba" style:font-weight-asian="bold" style:font-weight-complex="bold"/>
    </style:style>
    <style:style style:name="P10" style:family="paragraph" style:parent-style-name="Standard">
      <style:text-properties fo:font-weight="bold" officeooo:rsid="00356d62" officeooo:paragraph-rsid="00356d62" style:font-weight-asian="bold" style:font-weight-complex="bold"/>
    </style:style>
    <style:style style:name="P11" style:family="paragraph" style:parent-style-name="Standard">
      <style:text-properties fo:font-weight="bold" officeooo:rsid="0035fa58" officeooo:paragraph-rsid="0035fa58" style:font-weight-asian="bold" style:font-weight-complex="bold"/>
    </style:style>
    <style:style style:name="P12" style:family="paragraph" style:parent-style-name="Standard">
      <style:text-properties fo:font-weight="bold" officeooo:rsid="00371e15" officeooo:paragraph-rsid="00371e15" style:font-weight-asian="bold" style:font-weight-complex="bold"/>
    </style:style>
    <style:style style:name="P13" style:family="paragraph" style:parent-style-name="Standard">
      <style:text-properties fo:font-weight="bold" officeooo:rsid="0037b5ea" officeooo:paragraph-rsid="0037b5ea" style:font-weight-asian="bold" style:font-weight-complex="bold"/>
    </style:style>
    <style:style style:name="P14" style:family="paragraph" style:parent-style-name="Standard">
      <style:text-properties fo:font-weight="bold" officeooo:rsid="003bd6df" officeooo:paragraph-rsid="003bd6df" style:font-weight-asian="bold" style:font-weight-complex="bold"/>
    </style:style>
    <style:style style:name="P15" style:family="paragraph" style:parent-style-name="Standard">
      <style:text-properties fo:font-weight="bold" officeooo:rsid="003d9d64" officeooo:paragraph-rsid="003d9d64" style:font-weight-asian="bold" style:font-weight-complex="bold"/>
    </style:style>
    <style:style style:name="P16" style:family="paragraph" style:parent-style-name="Standard">
      <style:text-properties fo:font-weight="bold" officeooo:rsid="003e9547" officeooo:paragraph-rsid="003e9547"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02ef89" officeooo:paragraph-rsid="0002ef89"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03cb3e" officeooo:paragraph-rsid="0003cb3e" style:font-weight-asian="bold" style:font-weight-complex="bold"/>
    </style:style>
    <style:style style:name="P19" style:family="paragraph" style:parent-style-name="Standard">
      <style:text-properties style:text-underline-style="none" fo:font-weight="bold" officeooo:rsid="0002ef89" officeooo:paragraph-rsid="0002ef89" style:font-weight-asian="bold" style:font-weight-complex="bold"/>
    </style:style>
    <style:style style:name="P20" style:family="paragraph" style:parent-style-name="Standard">
      <style:text-properties style:text-underline-style="none" fo:font-weight="bold" officeooo:rsid="0003cb3e" officeooo:paragraph-rsid="0003cb3e" style:font-weight-asian="bold" style:font-weight-complex="bold"/>
    </style:style>
    <style:style style:name="P21" style:family="paragraph" style:parent-style-name="Standard">
      <style:text-properties style:text-underline-style="none" fo:font-weight="bold" officeooo:rsid="0005894b" officeooo:paragraph-rsid="0005894b" style:font-weight-asian="bold" style:font-weight-complex="bold"/>
    </style:style>
    <style:style style:name="P22" style:family="paragraph" style:parent-style-name="Standard">
      <style:text-properties style:text-underline-style="none" fo:font-weight="bold" officeooo:rsid="0006b692" officeooo:paragraph-rsid="0006b692" style:font-weight-asian="bold" style:font-weight-complex="bold"/>
    </style:style>
    <style:style style:name="P23" style:family="paragraph" style:parent-style-name="Standard">
      <style:text-properties style:text-underline-style="none" fo:font-weight="bold" officeooo:rsid="00078168" officeooo:paragraph-rsid="00078168" style:font-weight-asian="bold" style:font-weight-complex="bold"/>
    </style:style>
    <style:style style:name="P24" style:family="paragraph" style:parent-style-name="Standard" style:list-style-name="L2">
      <style:text-properties style:text-underline-style="none" fo:font-weight="bold" officeooo:rsid="00078168" officeooo:paragraph-rsid="00078168" style:font-weight-asian="bold" style:font-weight-complex="bold"/>
    </style:style>
    <style:style style:name="P25" style:family="paragraph" style:parent-style-name="Standard">
      <style:text-properties style:text-underline-style="none" fo:font-weight="bold" officeooo:rsid="000892d8" officeooo:paragraph-rsid="000892d8" style:font-weight-asian="bold" style:font-weight-complex="bold"/>
    </style:style>
    <style:style style:name="P26" style:family="paragraph" style:parent-style-name="Standard">
      <style:text-properties style:text-underline-style="none" fo:font-weight="bold" officeooo:rsid="0009486d" officeooo:paragraph-rsid="0009486d" style:font-weight-asian="bold" style:font-weight-complex="bold"/>
    </style:style>
    <style:style style:name="P27" style:family="paragraph" style:parent-style-name="Standard" style:list-style-name="L3">
      <style:text-properties style:text-underline-style="none" fo:font-weight="bold" officeooo:rsid="0009486d" officeooo:paragraph-rsid="0009486d" style:font-weight-asian="bold" style:font-weight-complex="bold"/>
    </style:style>
    <style:style style:name="P28" style:family="paragraph" style:parent-style-name="Standard">
      <style:text-properties style:text-underline-style="none" fo:font-weight="bold" officeooo:rsid="000ae749" officeooo:paragraph-rsid="000ae749" style:font-weight-asian="bold" style:font-weight-complex="bold"/>
    </style:style>
    <style:style style:name="P29" style:family="paragraph" style:parent-style-name="Standard">
      <style:text-properties style:text-underline-style="none" fo:font-weight="bold" officeooo:rsid="000b8d3d" officeooo:paragraph-rsid="000b8d3d" style:font-weight-asian="bold" style:font-weight-complex="bold"/>
    </style:style>
    <style:style style:name="P30" style:family="paragraph" style:parent-style-name="Standard">
      <style:text-properties style:text-underline-style="none" fo:font-weight="bold" officeooo:rsid="000bbbe7" officeooo:paragraph-rsid="000bbbe7" style:font-weight-asian="bold" style:font-weight-complex="bold"/>
    </style:style>
    <style:style style:name="P31" style:family="paragraph" style:parent-style-name="Standard">
      <style:text-properties style:text-underline-style="none" fo:font-weight="bold" officeooo:rsid="000cb4b8" officeooo:paragraph-rsid="000cb4b8" style:font-weight-asian="bold" style:font-weight-complex="bold"/>
    </style:style>
    <style:style style:name="P32" style:family="paragraph" style:parent-style-name="Standard">
      <style:text-properties style:text-underline-style="none" fo:font-weight="bold" officeooo:rsid="000e7e8b" officeooo:paragraph-rsid="000e7e8b" style:font-weight-asian="bold" style:font-weight-complex="bold"/>
    </style:style>
    <style:style style:name="P33" style:family="paragraph" style:parent-style-name="Standard">
      <style:text-properties style:text-underline-style="none" fo:font-weight="bold" officeooo:rsid="000f920e" officeooo:paragraph-rsid="000f920e" style:font-weight-asian="bold" style:font-weight-complex="bold"/>
    </style:style>
    <style:style style:name="P34" style:family="paragraph" style:parent-style-name="Standard">
      <style:text-properties style:text-underline-style="none" fo:font-weight="bold" officeooo:rsid="0010ee3e" officeooo:paragraph-rsid="0010ee3e" style:font-weight-asian="bold" style:font-weight-complex="bold"/>
    </style:style>
    <style:style style:name="P35" style:family="paragraph" style:parent-style-name="Standard">
      <style:text-properties style:text-underline-style="none" fo:font-weight="bold" officeooo:rsid="0012c64d" officeooo:paragraph-rsid="0012c64d" style:font-weight-asian="bold" style:font-weight-complex="bold"/>
    </style:style>
    <style:style style:name="P36" style:family="paragraph" style:parent-style-name="Standard">
      <style:text-properties style:text-underline-style="none" fo:font-weight="bold" officeooo:rsid="001447da" officeooo:paragraph-rsid="001447da" style:font-weight-asian="bold" style:font-weight-complex="bold"/>
    </style:style>
    <style:style style:name="P37" style:family="paragraph" style:parent-style-name="Standard">
      <style:text-properties style:text-underline-style="none" fo:font-weight="bold" officeooo:rsid="0015bbd6" officeooo:paragraph-rsid="0015bbd6" style:font-weight-asian="bold" style:font-weight-complex="bold"/>
    </style:style>
    <style:style style:name="P38" style:family="paragraph" style:parent-style-name="Standard">
      <style:text-properties style:text-underline-style="none" fo:font-weight="bold" officeooo:rsid="0015e146" officeooo:paragraph-rsid="0015e146" style:font-weight-asian="bold" style:font-weight-complex="bold"/>
    </style:style>
    <style:style style:name="P39" style:family="paragraph" style:parent-style-name="Standard">
      <style:text-properties style:text-underline-style="none" fo:font-weight="bold" officeooo:rsid="0016f94d" officeooo:paragraph-rsid="0016f94d" style:font-weight-asian="bold" style:font-weight-complex="bold"/>
    </style:style>
    <style:style style:name="P40" style:family="paragraph" style:parent-style-name="Standard">
      <style:text-properties style:text-underline-style="none" fo:font-weight="bold" officeooo:rsid="00182ea1" officeooo:paragraph-rsid="00182ea1" style:font-weight-asian="bold" style:font-weight-complex="bold"/>
    </style:style>
    <style:style style:name="P41" style:family="paragraph" style:parent-style-name="Standard">
      <style:text-properties style:text-underline-style="none" fo:font-weight="bold" officeooo:rsid="0018ae81" officeooo:paragraph-rsid="0018ae81" style:font-weight-asian="bold" style:font-weight-complex="bold"/>
    </style:style>
    <style:style style:name="P42" style:family="paragraph" style:parent-style-name="Standard">
      <style:text-properties style:text-underline-style="none" fo:font-weight="bold" officeooo:rsid="0018f897" officeooo:paragraph-rsid="0018f897" style:font-weight-asian="bold" style:font-weight-complex="bold"/>
    </style:style>
    <style:style style:name="P43" style:family="paragraph" style:parent-style-name="Standard">
      <style:text-properties style:text-underline-style="none" fo:font-weight="bold" officeooo:rsid="0019d8c5" officeooo:paragraph-rsid="0019d8c5" style:font-weight-asian="bold" style:font-weight-complex="bold"/>
    </style:style>
    <style:style style:name="P44" style:family="paragraph" style:parent-style-name="Standard">
      <style:text-properties style:text-underline-style="none" fo:font-weight="bold" officeooo:rsid="0019e892" officeooo:paragraph-rsid="0019e892" style:font-weight-asian="bold" style:font-weight-complex="bold"/>
    </style:style>
    <style:style style:name="P45" style:family="paragraph" style:parent-style-name="Standard">
      <style:text-properties style:text-underline-style="none" fo:font-weight="bold" officeooo:rsid="001af7ea" officeooo:paragraph-rsid="001af7ea" style:font-weight-asian="bold" style:font-weight-complex="bold"/>
    </style:style>
    <style:style style:name="P46" style:family="paragraph" style:parent-style-name="Standard">
      <style:text-properties style:text-underline-style="none" fo:font-weight="bold" officeooo:rsid="001dda8e" officeooo:paragraph-rsid="001dda8e" style:font-weight-asian="bold" style:font-weight-complex="bold"/>
    </style:style>
    <style:style style:name="P47" style:family="paragraph" style:parent-style-name="Standard">
      <style:text-properties style:text-underline-style="none" fo:font-weight="bold" officeooo:rsid="001f8578" officeooo:paragraph-rsid="001f8578" style:font-weight-asian="bold" style:font-weight-complex="bold"/>
    </style:style>
    <style:style style:name="P48" style:family="paragraph" style:parent-style-name="Standard">
      <style:text-properties style:text-underline-style="none" fo:font-weight="bold" officeooo:rsid="00200e75" officeooo:paragraph-rsid="00200e75" style:font-weight-asian="bold" style:font-weight-complex="bold"/>
    </style:style>
    <style:style style:name="P49" style:family="paragraph" style:parent-style-name="Standard">
      <style:text-properties style:text-underline-style="none" fo:font-weight="bold" officeooo:rsid="0021318d" officeooo:paragraph-rsid="0021318d" style:font-weight-asian="bold" style:font-weight-complex="bold"/>
    </style:style>
    <style:style style:name="P50" style:family="paragraph" style:parent-style-name="Standard">
      <style:text-properties style:text-underline-style="none" fo:font-weight="bold" officeooo:rsid="00225474" officeooo:paragraph-rsid="00225474" style:font-weight-asian="bold" style:font-weight-complex="bold"/>
    </style:style>
    <style:style style:name="P51" style:family="paragraph" style:parent-style-name="Standard">
      <style:text-properties style:text-underline-style="none" fo:font-weight="bold" officeooo:rsid="0022b483" officeooo:paragraph-rsid="0022b483" style:font-weight-asian="bold" style:font-weight-complex="bold"/>
    </style:style>
    <style:style style:name="P52" style:family="paragraph" style:parent-style-name="Standard">
      <style:text-properties style:text-underline-style="none" fo:font-weight="bold" officeooo:rsid="00259fb4" officeooo:paragraph-rsid="00259fb4" style:font-weight-asian="bold" style:font-weight-complex="bold"/>
    </style:style>
    <style:style style:name="P53" style:family="paragraph" style:parent-style-name="Standard">
      <style:text-properties style:text-underline-style="none" fo:font-weight="bold" officeooo:rsid="002714a4" officeooo:paragraph-rsid="0028d537" style:font-weight-asian="bold" style:font-weight-complex="bold"/>
    </style:style>
    <style:style style:name="P54" style:family="paragraph" style:parent-style-name="Standard">
      <style:text-properties style:text-underline-style="none" fo:font-weight="bold" officeooo:rsid="0028d537" officeooo:paragraph-rsid="0028d537" style:font-weight-asian="bold" style:font-weight-complex="bold"/>
    </style:style>
    <style:style style:name="P55" style:family="paragraph" style:parent-style-name="Standard">
      <style:text-properties style:text-underline-style="none" fo:font-weight="bold" officeooo:rsid="002b4d73" officeooo:paragraph-rsid="002b4d73" style:font-weight-asian="bold" style:font-weight-complex="bold"/>
    </style:style>
    <style:style style:name="P56" style:family="paragraph" style:parent-style-name="Standard">
      <style:text-properties style:text-underline-style="none" fo:font-weight="normal" officeooo:rsid="0003cb3e" officeooo:paragraph-rsid="0003cb3e" style:font-weight-asian="normal" style:font-weight-complex="normal"/>
    </style:style>
    <style:style style:name="P57" style:family="paragraph" style:parent-style-name="Standard" style:list-style-name="L1">
      <style:text-properties style:text-underline-style="none" fo:font-weight="normal" officeooo:rsid="0003cb3e" officeooo:paragraph-rsid="0003cb3e" style:font-weight-asian="normal" style:font-weight-complex="normal"/>
    </style:style>
    <style:style style:name="P58" style:family="paragraph" style:parent-style-name="Standard">
      <style:text-properties officeooo:rsid="002b4d73" officeooo:paragraph-rsid="002b4d73"/>
    </style:style>
    <style:style style:name="P59" style:family="paragraph" style:parent-style-name="Standard">
      <style:text-properties officeooo:paragraph-rsid="002b4d73"/>
    </style:style>
    <style:style style:name="T1" style:family="text">
      <style:text-properties fo:font-weight="normal" style:font-weight-asian="normal" style:font-weight-complex="normal"/>
    </style:style>
    <style:style style:name="T2" style:family="text">
      <style:text-properties fo:font-weight="normal" officeooo:rsid="0005894b" style:font-weight-asian="normal" style:font-weight-complex="normal"/>
    </style:style>
    <style:style style:name="T3" style:family="text">
      <style:text-properties fo:font-weight="normal" officeooo:rsid="000894a2" style:font-weight-asian="normal" style:font-weight-complex="normal"/>
    </style:style>
    <style:style style:name="T4" style:family="text">
      <style:text-properties style:text-position="super 58%" fo:font-weight="normal" officeooo:rsid="000894a2" style:font-weight-asian="normal" style:font-weight-complex="normal"/>
    </style:style>
    <style:style style:name="T5" style:family="text">
      <style:text-properties style:text-position="0% 100%"/>
    </style:style>
    <style:style style:name="T6" style:family="text">
      <style:text-properties style:text-position="0% 100%" fo:font-weight="normal" style:font-weight-asian="normal" style:font-weight-complex="normal"/>
    </style:style>
    <style:style style:name="T7" style:family="text">
      <style:text-properties style:text-position="0% 100%" fo:font-weight="normal" officeooo:rsid="000894a2" style:font-weight-asian="normal" style:font-weight-complex="normal"/>
    </style:style>
    <style:style style:name="T8" style:family="text">
      <style:text-properties style:text-position="0% 100%" fo:font-weight="normal" officeooo:rsid="000cb4b8" style:font-weight-asian="normal" style:font-weight-complex="normal"/>
    </style:style>
    <style:style style:name="T9" style:family="text">
      <style:text-properties style:text-position="0% 100%" fo:font-weight="normal" officeooo:rsid="000f920e" style:font-weight-asian="normal" style:font-weight-complex="normal"/>
    </style:style>
    <style:style style:name="T10" style:family="text">
      <style:text-properties style:text-position="0% 100%" fo:font-weight="normal" officeooo:rsid="0010ee3e" style:font-weight-asian="normal" style:font-weight-complex="normal"/>
    </style:style>
    <style:style style:name="T11" style:family="text">
      <style:text-properties style:text-position="0% 100%" fo:font-weight="normal" officeooo:rsid="0011ffce" style:font-weight-asian="normal" style:font-weight-complex="normal"/>
    </style:style>
    <style:style style:name="T12" style:family="text">
      <style:text-properties style:text-position="0% 100%" fo:font-weight="normal" officeooo:rsid="001447da" style:font-weight-asian="normal" style:font-weight-complex="normal"/>
    </style:style>
    <style:style style:name="T13" style:family="text">
      <style:text-properties style:text-position="0% 100%" fo:font-weight="normal" officeooo:rsid="0015bbd6" style:font-weight-asian="normal" style:font-weight-complex="normal"/>
    </style:style>
    <style:style style:name="T14" style:family="text">
      <style:text-properties style:text-position="0% 100%" fo:font-weight="normal" officeooo:rsid="0017b431" style:font-weight-asian="normal" style:font-weight-complex="normal"/>
    </style:style>
    <style:style style:name="T15" style:family="text">
      <style:text-properties style:text-position="0% 100%" fo:font-weight="normal" officeooo:rsid="001c5bbc" style:font-weight-asian="normal" style:font-weight-complex="normal"/>
    </style:style>
    <style:style style:name="T16" style:family="text">
      <style:text-properties style:text-position="0% 100%" fo:font-weight="normal" officeooo:rsid="0024035b" style:font-weight-asian="normal" style:font-weight-complex="normal"/>
    </style:style>
    <style:style style:name="T17" style:family="text">
      <style:text-properties style:text-position="0% 100%" fo:font-weight="normal" officeooo:rsid="0025c00d" style:font-weight-asian="normal" style:font-weight-complex="normal"/>
    </style:style>
    <style:style style:name="T18" style:family="text">
      <style:text-properties style:text-position="0% 100%" fo:font-weight="normal" officeooo:rsid="0028d537" style:font-weight-asian="normal" style:font-weight-complex="normal"/>
    </style:style>
    <style:style style:name="T19" style:family="text">
      <style:text-properties style:text-position="0% 100%" fo:font-weight="normal" officeooo:rsid="002a8720" style:font-weight-asian="normal" style:font-weight-complex="normal"/>
    </style:style>
    <style:style style:name="T20" style:family="text">
      <style:text-properties style:text-position="0% 100%" officeooo:rsid="000f920e"/>
    </style:style>
    <style:style style:name="T21" style:family="text">
      <style:text-properties style:text-position="0% 100%" officeooo:rsid="0010ee3e"/>
    </style:style>
    <style:style style:name="T22" style:family="text">
      <style:text-properties style:text-position="0% 100%" officeooo:rsid="0011ffce"/>
    </style:style>
    <style:style style:name="T23" style:family="text">
      <style:text-properties style:text-position="0% 100%" officeooo:rsid="0015bbd6"/>
    </style:style>
    <style:style style:name="T24" style:family="text">
      <style:text-properties style:text-position="0% 100%" officeooo:rsid="001c5bbc"/>
    </style:style>
    <style:style style:name="T25" style:family="text">
      <style:text-properties style:text-position="0% 100%" officeooo:rsid="0024035b"/>
    </style:style>
    <style:style style:name="T26" style:family="text">
      <style:text-properties style:text-position="0% 100%" officeooo:rsid="0025c00d"/>
    </style:style>
    <style:style style:name="T27" style:family="text">
      <style:text-properties style:text-position="0% 100%" style:text-underline-style="none"/>
    </style:style>
    <style:style style:name="T28" style:family="text">
      <style:text-properties style:text-position="0% 100%" style:text-underline-style="none" fo:font-weight="normal" style:font-weight-asian="normal" style:font-weight-complex="normal"/>
    </style:style>
    <style:style style:name="T29" style:family="text">
      <style:text-properties style:text-position="0% 100%" style:text-underline-style="none" fo:font-weight="normal" officeooo:rsid="002b4d73" style:font-weight-asian="normal" style:font-weight-complex="normal"/>
    </style:style>
    <style:style style:name="T30" style:family="text">
      <style:text-properties style:text-position="0% 100%" style:text-underline-style="none" fo:font-weight="normal" officeooo:rsid="002bca8f" style:font-weight-asian="normal" style:font-weight-complex="normal"/>
    </style:style>
    <style:style style:name="T31" style:family="text">
      <style:text-properties style:text-position="0% 100%" style:text-underline-style="none" fo:font-weight="normal" officeooo:rsid="002cf8e3" style:font-weight-asian="normal" style:font-weight-complex="normal"/>
    </style:style>
    <style:style style:name="T32" style:family="text">
      <style:text-properties style:text-position="0% 100%" style:text-underline-style="none" fo:font-weight="normal" officeooo:rsid="002d41a3" style:font-weight-asian="normal" style:font-weight-complex="normal"/>
    </style:style>
    <style:style style:name="T33" style:family="text">
      <style:text-properties style:text-position="0% 100%" style:text-underline-style="none" fo:font-weight="normal" officeooo:rsid="002ed47b" style:font-weight-asian="normal" style:font-weight-complex="normal"/>
    </style:style>
    <style:style style:name="T34" style:family="text">
      <style:text-properties style:text-position="0% 100%" style:text-underline-style="none" fo:font-weight="normal" officeooo:rsid="003119a8" style:font-weight-asian="normal" style:font-weight-complex="normal"/>
    </style:style>
    <style:style style:name="T35" style:family="text">
      <style:text-properties style:text-position="0% 100%" style:text-underline-style="none" fo:font-weight="normal" officeooo:rsid="0031e5f7" style:font-weight-asian="normal" style:font-weight-complex="normal"/>
    </style:style>
    <style:style style:name="T36" style:family="text">
      <style:text-properties style:text-position="0% 100%" style:text-underline-style="none" fo:font-weight="normal" officeooo:rsid="00356d62" style:font-weight-asian="normal" style:font-weight-complex="normal"/>
    </style:style>
    <style:style style:name="T37" style:family="text">
      <style:text-properties style:text-position="0% 100%" style:text-underline-style="none" fo:font-weight="normal" officeooo:rsid="00371e15" style:font-weight-asian="normal" style:font-weight-complex="normal"/>
    </style:style>
    <style:style style:name="T38" style:family="text">
      <style:text-properties style:text-position="0% 100%" style:text-underline-style="none" fo:font-weight="normal" officeooo:rsid="0038115f" style:font-weight-asian="normal" style:font-weight-complex="normal"/>
    </style:style>
    <style:style style:name="T39" style:family="text">
      <style:text-properties style:text-position="0% 100%" style:text-underline-style="none" fo:font-weight="normal" officeooo:rsid="00392440" style:font-weight-asian="normal" style:font-weight-complex="normal"/>
    </style:style>
    <style:style style:name="T40" style:family="text">
      <style:text-properties style:text-position="0% 100%" style:text-underline-style="none" fo:font-weight="normal" officeooo:rsid="003af392" style:font-weight-asian="normal" style:font-weight-complex="normal"/>
    </style:style>
    <style:style style:name="T41" style:family="text">
      <style:text-properties style:text-position="0% 100%" style:text-underline-style="none" fo:font-weight="normal" officeooo:rsid="003bd6df" style:font-weight-asian="normal" style:font-weight-complex="normal"/>
    </style:style>
    <style:style style:name="T42" style:family="text">
      <style:text-properties style:text-position="0% 100%" style:text-underline-style="none" officeooo:rsid="002cf8e3"/>
    </style:style>
    <style:style style:name="T43" style:family="text">
      <style:text-properties style:text-position="0% 100%" style:text-underline-style="none" officeooo:rsid="002ed47b"/>
    </style:style>
    <style:style style:name="T44" style:family="text">
      <style:text-properties style:text-position="0% 100%" style:text-underline-style="none" officeooo:rsid="003119a8"/>
    </style:style>
    <style:style style:name="T45" style:family="text">
      <style:text-properties style:text-position="0% 100%" style:text-underline-style="none" officeooo:rsid="00371e15"/>
    </style:style>
    <style:style style:name="T46" style:family="text">
      <style:text-properties style:text-position="0% 100%" style:text-underline-style="none" officeooo:rsid="003af392"/>
    </style:style>
    <style:style style:name="T47" style:family="text">
      <style:text-properties style:text-position="0% 100%" style:text-underline-style="none" officeooo:rsid="003bd6df"/>
    </style:style>
    <style:style style:name="T48" style:family="text">
      <style:text-properties style:text-position="sub 58%" fo:font-weight="normal" officeooo:rsid="0024035b"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C Programming Language </text:p>
      <text:p text:style-name="P1"/>
      <text:p text:style-name="P17">Introduction</text:p>
      <text:p text:style-name="P17"><text:span text:style-name="T1"/></text:p>
      <text:p text:style-name="P19">C <text:span text:style-name="T1">is a general-purpose programming language closely associated with the </text:span>UNIX<text:span text:style-name="T1"> system where it was developed, since both the system and most of the programs that run on it are written in </text:span>C.<text:span text:style-name="T1"> Has been called a “system programming language” because it is useful for writing compilers and operating systems, but equally useful to write major programs in many different domains. </text:span></text:p>
      <text:p text:style-name="P19"><text:span text:style-name="T1"/></text:p>
      <text:p text:style-name="P19"><text:span text:style-name="T1">C inherited many ideas from </text:span>BCPL<text:span text:style-name="T1">, developed by Martin Richards. Influence of </text:span>BCPL<text:span text:style-name="T1"> proceeded indirectly through the language </text:span>B<text:span text:style-name="T1">, written by Ken Thompson in 1970 for the first </text:span>UNIX<text:span text:style-name="T1"> system.</text:span></text:p>
      <text:p text:style-name="P19"><text:span text:style-name="T1"/></text:p>
      <text:p text:style-name="P19">BCPL <text:span text:style-name="T1">and </text:span>B<text:span text:style-name="T1"> are typeless. </text:span>C<text:span text:style-name="T1"> provides a variety of data types. </text:span></text:p>
      <text:p text:style-name="P19"><text:span text:style-name="T1"/></text:p>
      <text:p text:style-name="P18">Chapter 1: Tutorial</text:p>
      <text:p text:style-name="P18"/>
      <text:p text:style-name="P20">Basics:</text:p>
      <text:list xml:id="list3659590691240710712" text:style-name="L1">
        <text:list-item>
          <text:p text:style-name="P57">Variables</text:p>
        </text:list-item>
        <text:list-item>
          <text:p text:style-name="P57">Constants</text:p>
        </text:list-item>
        <text:list-item>
          <text:p text:style-name="P57">Arithmetic</text:p>
        </text:list-item>
        <text:list-item>
          <text:p text:style-name="P57">Control Flow</text:p>
        </text:list-item>
        <text:list-item>
          <text:p text:style-name="P57">Functions</text:p>
        </text:list-item>
        <text:list-item>
          <text:p text:style-name="P57">I/O</text:p>
        </text:list-item>
      </text:list>
      <text:p text:style-name="P56"/>
      <text:p text:style-name="P20">“Hello World”</text:p>
      <text:p text:style-name="P56"/>
      <text:p text:style-name="P56">#include &lt;stdio.h&gt;</text:p>
      <text:p text:style-name="P56"/>
      <text:p text:style-name="P56">main() {</text:p>
      <text:p text:style-name="P56"><text:tab/>printf(“Hello World\n”);</text:p>
      <text:p text:style-name="P56">}</text:p>
      <text:p text:style-name="P56"/>
      <text:p text:style-name="P20">Compiling<text:span text:style-name="T1">:</text:span></text:p>
      <text:p text:style-name="P20"><text:span text:style-name="T1"/></text:p>
      <text:p text:style-name="P20"><text:span text:style-name="T1">gcc hello.c</text:span></text:p>
      <text:p text:style-name="P20"><text:span text:style-name="T1"/></text:p>
      <text:p text:style-name="P20"><text:span text:style-name="T1">a.out is the default executable file. Running:</text:span></text:p>
      <text:p text:style-name="P20"><text:span text:style-name="T1"/></text:p>
      <text:p text:style-name="P20"><text:span text:style-name="T1">./a.out</text:span></text:p>
      <text:p text:style-name="P20"><text:span text:style-name="T1"/></text:p>
      <text:p text:style-name="P20"><text:span text:style-name="T1">will print:</text:span></text:p>
      <text:p text:style-name="P20"><text:span text:style-name="T1"/></text:p>
      <text:p text:style-name="P20"><text:span text:style-name="T1">Hello World</text:span></text:p>
      <text:p text:style-name="P20"><text:span text:style-name="T1"/></text:p>
      <text:p text:style-name="P20">C <text:span text:style-name="T1">program whatever its size consists of </text:span>functions<text:span text:style-name="T1"> and </text:span>variables<text:span text:style-name="T1">. A </text:span>function<text:span text:style-name="T1"> contains </text:span>statements<text:span text:style-name="T1"> that specify the computing operations to be done, and </text:span>variables<text:span text:style-name="T1"> store values used during the computation. </text:span></text:p>
      <text:p text:style-name="P20"><text:span text:style-name="T1"/></text:p>
      <text:p text:style-name="P20">main()<text:span text:style-name="T1"> is special. Program begins executing at beginning of </text:span>main().<text:span text:style-name="T1"> Every program must have it. </text:span><text:span text:style-name="T2">Can </text:span><text:soft-page-break/><text:span text:style-name="T2">call functions to help perform its job, some written by you, some provided by libraries. </text:span></text:p>
      <text:p text:style-name="P20"><text:span text:style-name="T2"/></text:p>
      <text:p text:style-name="P21"><text:span text:style-name="T1">The line:</text:span></text:p>
      <text:p text:style-name="P21"><text:span text:style-name="T1"><text:tab/>#include &lt;stdio.h&gt;</text:span></text:p>
      <text:p text:style-name="P21"><text:span text:style-name="T1">tells the compiler to include information about the standard input/output library.</text:span></text:p>
      <text:p text:style-name="P21"><text:span text:style-name="T1"/></text:p>
      <text:p text:style-name="P21"><text:span text:style-name="T1">One method of communicating data between functions is for the calling function to provide a list of values, called </text:span>arguments<text:span text:style-name="T1">, to the function it calls. Parentheses after function name surround the argument list. </text:span></text:p>
      <text:p text:style-name="P21"><text:span text:style-name="T1"/></text:p>
      <text:p text:style-name="P22">Statements<text:span text:style-name="T1"> of a function are enclosed in braces </text:span>{}<text:span text:style-name="T1">. One statement:</text:span></text:p>
      <text:p text:style-name="P22"><text:span text:style-name="T1"><text:tab/>printf(“Hello World\n”);</text:span></text:p>
      <text:p text:style-name="P22"><text:span text:style-name="T1"/></text:p>
      <text:p text:style-name="P22">Function<text:span text:style-name="T1"> is called by naming it, followed by a parenthesized list of arguments. Calls </text:span>printf<text:span text:style-name="T1"> with the argument “Hello World\n”. printf is a library function that prints output. </text:span></text:p>
      <text:p text:style-name="P22"><text:span text:style-name="T1"/></text:p>
      <text:p text:style-name="P23"><text:span text:style-name="T1">Sequence of characters in double quotes is called a </text:span>character string<text:span text:style-name="T1"> or </text:span>string literal.<text:span text:style-name="T1"> </text:span>\n<text:span text:style-name="T1"> is the </text:span>newline character<text:span text:style-name="T1">, which when printed advances the output to the left margin on the next line. </text:span>\n<text:span text:style-name="T1"> represents only a single character. An </text:span>escape sequence<text:span text:style-name="T1"> like \n provides a general and extensible mechanism for representing hard-to-type or invisible characters. Among others:</text:span></text:p>
      <text:list xml:id="list5024093616093523172" text:style-name="L2">
        <text:list-item>
          <text:p text:style-name="P24">\t<text:tab/>tab</text:p>
        </text:list-item>
        <text:list-item>
          <text:p text:style-name="P24">\b<text:tab/>backspace</text:p>
        </text:list-item>
        <text:list-item>
          <text:p text:style-name="P24">\”<text:tab/>double quote</text:p>
        </text:list-item>
        <text:list-item>
          <text:p text:style-name="P24">\\<text:tab/>backslash</text:p>
        </text:list-item>
      </text:list>
      <text:p text:style-name="P23"/>
      <text:p text:style-name="P23">/* Random test */ <text:span text:style-name="T1">- denotes a comment, which are ignored by the compiler. </text:span></text:p>
      <text:p text:style-name="P23"><text:span text:style-name="T1"/></text:p>
      <text:p text:style-name="P23"><text:span text:style-name="T1">In </text:span>C<text:span text:style-name="T1">, all </text:span>variables<text:span text:style-name="T1"> must be </text:span>declared<text:span text:style-name="T1"> before they are used, usually at beginning of the function before any executable statements. A </text:span>declaration<text:span text:style-name="T1"> announces the properties of variables; it consists of a type name and a list of variables such as:</text:span></text:p>
      <text:p text:style-name="P23"><text:span text:style-name="T1"><text:tab/>int fahr, celsius;</text:span></text:p>
      <text:p text:style-name="P23"><text:span text:style-name="T1"><text:tab/>int lower, upper, step;</text:span></text:p>
      <text:p text:style-name="P23"><text:span text:style-name="T1"/></text:p>
      <text:p text:style-name="P25">Type<text:span text:style-name="T1"> </text:span>int<text:span text:style-name="T1"> means that the variables listed are integers. Type </text:span>float<text:span text:style-name="T1"> means floating point, etc. </text:span><text:span text:style-name="T3">Range of int and float depends on the machine: 16-bit ints (-32768 – 32767) are common as are 32-bit ints. Floats are typically 32-bit with at least 6 significant digits and a range between 10</text:span><text:span text:style-name="T4">-38</text:span><text:span text:style-name="T7"> and 10</text:span><text:span text:style-name="T4">38</text:span></text:p>
      <text:p text:style-name="P25"><text:span text:style-name="T7"/></text:p>
      <text:p text:style-name="P26"><text:span text:style-name="T7">O</text:span><text:span text:style-name="T6">ther base types:</text:span></text:p>
      <text:list xml:id="list4247814655065173454" text:style-name="L3">
        <text:list-item>
          <text:p text:style-name="P27"><text:span text:style-name="T6">char<text:tab/>character-single byte</text:span></text:p>
        </text:list-item>
        <text:list-item>
          <text:p text:style-name="P27"><text:span text:style-name="T6">short<text:tab/>short integers</text:span></text:p>
        </text:list-item>
        <text:list-item>
          <text:p text:style-name="P27"><text:span text:style-name="T6">long<text:tab/>long integer</text:span></text:p>
        </text:list-item>
        <text:list-item>
          <text:p text:style-name="P27"><text:span text:style-name="T6">double double-precision floating point</text:span></text:p>
        </text:list-item>
      </text:list>
      <text:p text:style-name="P28"><text:span text:style-name="T6">Sizes of these objects are also machine dependent.</text:span></text:p>
      <text:p text:style-name="P28"><text:span text:style-name="T6"/></text:p>
      <text:p text:style-name="P29"><text:span text:style-name="T6">There are also </text:span><text:span text:style-name="T5">arrays, structures</text:span><text:span text:style-name="T6">, and </text:span><text:span text:style-name="T5">unions</text:span><text:span text:style-name="T6"> of these basic types, </text:span><text:span text:style-name="T5">pointer </text:span><text:span text:style-name="T6">to them, and </text:span><text:span text:style-name="T5">functions</text:span><text:span text:style-name="T6"> that return them.</text:span></text:p>
      <text:p text:style-name="P29"><text:span text:style-name="T6"/></text:p>
      <text:p text:style-name="P30"><text:span text:style-name="T5">Assignment statements </text:span><text:span text:style-name="T6">set the variables to their initial values. Statements terminated by </text:span><text:span text:style-name="T5">;</text:span></text:p>
      <text:p text:style-name="P30"><text:soft-page-break/><text:span text:style-name="T6"><text:tab/>lower = 0; upper = 300; step = 20; fahr = lower;</text:span></text:p>
      <text:p text:style-name="P30"><text:span text:style-name="T6"/></text:p>
      <text:p text:style-name="P30"><text:span text:style-name="T5">While</text:span><text:span text:style-name="T6"> loop allows statement to be repeated until a condition is not longer met. </text:span></text:p>
      <text:p text:style-name="P30"><text:span text:style-name="T6"><text:tab/>while (fahr &lt;= upper) { </text:span></text:p>
      <text:p text:style-name="P30"><text:span text:style-name="T6"><text:tab/><text:tab/>…</text:span></text:p>
      <text:p text:style-name="P30"><text:span text:style-name="T6"><text:tab/>}</text:span></text:p>
      <text:p text:style-name="P30"><text:span text:style-name="T6">Condition in parentheses is tested. If it is true, body of the loop is executed. Condition is retested. When it is false, the loop ends and execution continues at the statement that follows the loop. </text:span><text:span text:style-name="T8">Body of loop can be one or more statements enclosed in braces or a single statement without braces:</text:span></text:p>
      <text:p text:style-name="P30"><text:span text:style-name="T8"><text:tab/>while (I &lt; j) </text:span></text:p>
      <text:p text:style-name="P30"><text:span text:style-name="T8"><text:tab/><text:tab/>I = 1 * I;</text:span></text:p>
      <text:p text:style-name="P30"><text:span text:style-name="T8"/></text:p>
      <text:p text:style-name="P31"><text:span text:style-name="T6">Celsius temperature is computed and assigned to the variable celsius by the statement:</text:span></text:p>
      <text:p text:style-name="P31"><text:span text:style-name="T6"><text:tab/>celsius = 5 * (fahr – 32) / 9;</text:span></text:p>
      <text:p text:style-name="P31"><text:span text:style-name="T6"/></text:p>
      <text:p text:style-name="P31"><text:span text:style-name="T6">Reason for multiplying by 5 then dividing by 9 in stead of just multiplying by (5/9) is that in </text:span><text:span text:style-name="T5">C</text:span><text:span text:style-name="T6"> integer division </text:span><text:span text:style-name="T5">truncates</text:span><text:span text:style-name="T6"> (any fractional part is discarded). 5/9 would truncate to 0. </text:span></text:p>
      <text:p text:style-name="P31"><text:span text:style-name="T6"/></text:p>
      <text:p text:style-name="P32"><text:span text:style-name="T5">printf</text:span><text:span text:style-name="T6"> is a general pu</text:span><text:span text:style-name="T9">r</text:span><text:span text:style-name="T6">pose output formatting function. </text:span><text:span text:style-name="T9">Its first argument is a string of characters to be printed, with each % indicating where one of the other (second, third, …) arguments is to be substituted, and in what form it is to be printed. </text:span><text:span text:style-name="T20">%d</text:span><text:span text:style-name="T9"> specifies an integer argument so statement:</text:span></text:p>
      <text:p text:style-name="P32"><text:span text:style-name="T9"><text:tab/>printf(“%d\t%d\n”, fahr, celsius);</text:span></text:p>
      <text:p text:style-name="P33"><text:span text:style-name="T6">causes values of the two integers fahr and celsius to be printed with a tab (\t) between them. </text:span><text:span text:style-name="T11">Each </text:span><text:span text:style-name="T22">%</text:span><text:span text:style-name="T11"> construction in the first argument is paired with the corresponding second, third, etc argument; They must match up properly by number and type or you'll get wrong answers. </text:span><text:span text:style-name="T10">Not a part of </text:span><text:span text:style-name="T21">C</text:span><text:span text:style-name="T10"> but instead a part of the standard library. </text:span></text:p>
      <text:p text:style-name="P33"><text:span text:style-name="T6"/></text:p>
      <text:p text:style-name="P34"><text:span text:style-name="T5">Scanf</text:span><text:span text:style-name="T6"> is like </text:span><text:span text:style-name="T5">printf</text:span><text:span text:style-name="T6"> except that it reads input instead of writing input.</text:span></text:p>
      <text:p text:style-name="P34"><text:span text:style-name="T6"/></text:p>
      <text:p text:style-name="P35"><text:span text:style-name="T6">Can justify output to make it more readable:</text:span></text:p>
      <text:p text:style-name="P35"><text:span text:style-name="T6"><text:tab/>printf(“%3d %6d\n”, fahr, celsius);</text:span></text:p>
      <text:p text:style-name="P35"><text:span text:style-name="T6">To print first number of each line in a field three digits wide, and the second number in a field six digits wide. </text:span></text:p>
      <text:p text:style-name="P35"><text:span text:style-name="T6"><text:tab/></text:span><text:span text:style-name="T12">0</text:span></text:p>
      <text:p text:style-name="P35"><text:span text:style-name="T12"><text:s text:c="10"/>20</text:span></text:p>
      <text:p text:style-name="P35"><text:span text:style-name="T12"><text:s text:c="8"/>100</text:span></text:p>
      <text:p text:style-name="P35"><text:span text:style-name="T12"/></text:p>
      <text:p text:style-name="P37"><text:span text:style-name="T12">T</text:span><text:span text:style-name="T6">o print a float value:</text:span></text:p>
      <text:p text:style-name="P37"><text:span text:style-name="T6"><text:tab/>printf(“%3.0f %6.1f\n”, fahr, celsius);</text:span></text:p>
      <text:p text:style-name="P38"><text:span text:style-name="T6">%3.0f means floating point value is to be printed at least three characters wide with no decimal point and no fraction digits. %6.1f means value is to be at least 6 characters wide with 1 digit after the decimal.</text:span></text:p>
      <text:p text:style-name="P38"><text:span text:style-name="T6"><text:tab/>%d<text:tab/><text:tab/>print as decimal integer</text:span></text:p>
      <text:p text:style-name="P38"><text:span text:style-name="T6"><text:tab/>%6d<text:tab/><text:tab/>print as decimal integer, at least 6 characters wide</text:span></text:p>
      <text:p text:style-name="P38"><text:span text:style-name="T6"><text:tab/>%f<text:tab/><text:tab/>print as floating point integer</text:span></text:p>
      <text:p text:style-name="P38"><text:span text:style-name="T6"><text:tab/>%6f<text:tab/><text:tab/>print as floating point integer at least 6 characters wide</text:span></text:p>
      <text:p text:style-name="P38"><text:span text:style-name="T6"><text:tab/>%.2f<text:tab/><text:tab/>print as floating point with 2 characters after the decimal</text:span></text:p>
      <text:p text:style-name="P38"><text:span text:style-name="T6"><text:tab/>%6.2f<text:tab/><text:tab/>print as floating point at least 6 characters wide and 2 after the decimal</text:span></text:p>
      <text:p text:style-name="P38"><text:span text:style-name="T6">Also there is %o for octal, %x for hexadecimal, %c for character, %s for string, and %% for % itself.</text:span></text:p>
      <text:p text:style-name="P35"><text:soft-page-break/><text:span text:style-name="T12"/></text:p>
      <text:p text:style-name="P36"><text:span text:style-name="T6">Use float or double values to avoid integer division. </text:span><text:span text:style-name="T13">If arithmetic operator has integer operands, an integer operation is performed. If it has at least one floating point though, then the integer operand (if there is one) will be converted to floating point before operation is done. </text:span></text:p>
      <text:p text:style-name="P36"><text:span text:style-name="T13"/></text:p>
      <text:p text:style-name="P39"><text:span text:style-name="T23">T</text:span><text:span text:style-name="T5">he For statement</text:span><text:span text:style-name="T6"> is another type of loop that allows a variable to be incremented by a set step and has a condition to check to keep looping. </text:span><text:span text:style-name="T14">First part is the initialization, second part is the test, and third part is the increment step. </text:span></text:p>
      <text:p text:style-name="P39"><text:span text:style-name="T6"/></text:p>
      <text:p text:style-name="P39"><text:span text:style-name="T6">In any context where it is permissible to use the value of a variable of some type, you can use a more complicated expression of that type. </text:span></text:p>
      <text:p text:style-name="P39"><text:span text:style-name="T6"/></text:p>
      <text:p text:style-name="P40"><text:span text:style-name="T5">Symbolic Constants</text:span><text:span text:style-name="T6">. A </text:span><text:span text:style-name="T5">#define</text:span><text:span text:style-name="T6"> line defines a </text:span><text:span text:style-name="T5">symbolic name </text:span><text:span text:style-name="T6">or </text:span><text:span text:style-name="T5">symbolic constant</text:span><text:span text:style-name="T6"> to be a particular string of characters. Any occurrence of name will be replaced by corresponding replacement text. Conventionally written in upper case. Also no </text:span><text:span text:style-name="T5">;</text:span><text:span text:style-name="T6"> is needed</text:span></text:p>
      <text:p text:style-name="P40"><text:span text:style-name="T6"><text:tab/>#define name replacement_text</text:span></text:p>
      <text:p text:style-name="P40"><text:span text:style-name="T6"><text:tab/>#define LOWER 0</text:span></text:p>
      <text:p text:style-name="P40"><text:span text:style-name="T6"><text:tab/>#define UPPER 300</text:span></text:p>
      <text:p text:style-name="P40"><text:span text:style-name="T6"><text:tab/>#define STEP 20</text:span></text:p>
      <text:p text:style-name="P40"><text:span text:style-name="T6"/></text:p>
      <text:p text:style-name="P41"><text:span text:style-name="T5">Character Input and Output</text:span></text:p>
      <text:p text:style-name="P41"><text:span text:style-name="T6"/></text:p>
      <text:p text:style-name="P41"><text:span text:style-name="T6">Text input regardless of where it originates or where it goes to is dealt with as streams of characters. A </text:span><text:span text:style-name="T5">text stream</text:span><text:span text:style-name="T6"> is a sequence of characters divided into lines. Each line consists of zero or more characters followed by a newline character. </text:span></text:p>
      <text:p text:style-name="P41"><text:span text:style-name="T6"/></text:p>
      <text:p text:style-name="P42"><text:span text:style-name="T6">Standard library provides several functions for reading or writing one character at a time, of which </text:span><text:span text:style-name="T5">getchar</text:span><text:span text:style-name="T6"> and </text:span><text:span text:style-name="T5">putchar</text:span><text:span text:style-name="T6"> are the simplest. </text:span></text:p>
      <text:p text:style-name="P42"><text:span text:style-name="T6"/></text:p>
      <text:p text:style-name="P42"><text:span text:style-name="T6">Each time it is called, </text:span><text:span text:style-name="T5">getchar</text:span><text:span text:style-name="T6"> reads the </text:span><text:span text:style-name="T5">next input character</text:span><text:span text:style-name="T6"> from a text stream and returns that as its value. That is, after:</text:span></text:p>
      <text:p text:style-name="P42"><text:span text:style-name="T6"><text:tab/>c = getchar();</text:span></text:p>
      <text:p text:style-name="P42"><text:span text:style-name="T6">The variable c contains the next character of input. </text:span></text:p>
      <text:p text:style-name="P42"><text:span text:style-name="T6"/></text:p>
      <text:p text:style-name="P42"><text:span text:style-name="T6">Function </text:span><text:span text:style-name="T5">putchar</text:span><text:span text:style-name="T6"> prints a character each time it is called.</text:span></text:p>
      <text:p text:style-name="P42"><text:span text:style-name="T6"><text:tab/>putchar(c);</text:span></text:p>
      <text:p text:style-name="P43"><text:span text:style-name="T6">Prints contents of integer variable c as a character, usually on the screen. Calls to putchar and printf may be interleaved; the output will appear in the order in which calls are made.</text:span></text:p>
      <text:p text:style-name="P43"><text:span text:style-name="T6"/></text:p>
      <text:p text:style-name="P44"><text:span text:style-name="T6">File copying:</text:span></text:p>
      <text:p text:style-name="P44"><text:span text:style-name="T6"><text:tab/>read a character</text:span></text:p>
      <text:p text:style-name="P44"><text:span text:style-name="T6"><text:tab/>while (character is not end-of-file indicator)</text:span></text:p>
      <text:p text:style-name="P44"><text:span text:style-name="T6"><text:tab/><text:tab/>output the character just read</text:span></text:p>
      <text:p text:style-name="P44"><text:span text:style-name="T6"><text:tab/><text:tab/>read a character</text:span></text:p>
      <text:p text:style-name="P44"><text:span text:style-name="T6"/></text:p>
      <text:p text:style-name="P44"><text:span text:style-name="T6">#include &lt;stdio.h&gt;</text:span></text:p>
      <text:p text:style-name="P44"><text:span text:style-name="T6"/></text:p>
      <text:p text:style-name="P44"><text:span text:style-name="T6"><text:tab/>main() {</text:span></text:p>
      <text:p text:style-name="P44"><text:span text:style-name="T6"><text:tab/><text:tab/>int c;</text:span></text:p>
      <text:p text:style-name="P44"><text:soft-page-break/><text:span text:style-name="T6"><text:tab/><text:tab/>c = getchar();</text:span></text:p>
      <text:p text:style-name="P44"><text:span text:style-name="T6"><text:tab/><text:tab/>while (c != EOF) {</text:span></text:p>
      <text:p text:style-name="P44"><text:span text:style-name="T6"><text:tab/><text:tab/><text:tab/>putchar(c);</text:span></text:p>
      <text:p text:style-name="P44"><text:span text:style-name="T6"><text:tab/><text:tab/><text:tab/>c = getchar();</text:span></text:p>
      <text:p text:style-name="P44"><text:span text:style-name="T6"><text:tab/><text:tab/>}</text:span></text:p>
      <text:p text:style-name="P44"><text:span text:style-name="T6"><text:tab/>}</text:span></text:p>
      <text:p text:style-name="P44"><text:span text:style-name="T6"/></text:p>
      <text:p text:style-name="P44"><text:span text:style-name="T6">What appears as a character on the keyboard or screen is like everything else stored internally just as a bit pattern. Type char is specifically meant for storing such character data but any integer type can be used. </text:span></text:p>
      <text:p text:style-name="P44"><text:span text:style-name="T6"/></text:p>
      <text:p text:style-name="P44"><text:span text:style-name="T6">Problem is distinguishing the end of the input from valid data.</text:span></text:p>
      <text:p text:style-name="P44"><text:span text:style-name="T6"/></text:p>
      <text:p text:style-name="P44"><text:span text:style-name="T6">Getchar returns a distinctive value when there is no more input, a value that cannot be confused with any real character, called </text:span><text:span text:style-name="T5">EOF</text:span><text:span text:style-name="T6">, for “end of file.” </text:span><text:span text:style-name="T5">EOF</text:span><text:span text:style-name="T6"> is an integer defined in </text:span><text:span text:style-name="T5">&lt;stdio.h&gt;</text:span><text:span text:style-name="T6"> but the specific numeric value doesn't matter as long as it is not the same as any char value. By using the symbolic constant, we are assured that nothing in the program depends on the specific numeric value. </text:span></text:p>
      <text:p text:style-name="P44"><text:span text:style-name="T6"/></text:p>
      <text:p text:style-name="P45"><text:span text:style-name="T6">Any assignment in </text:span><text:span text:style-name="T5">C</text:span><text:span text:style-name="T6"> such as:</text:span></text:p>
      <text:p text:style-name="P45"><text:span text:style-name="T6"><text:tab/>c = getchar()</text:span></text:p>
      <text:p text:style-name="P45"><text:span text:style-name="T6">is an expression and has a value which is the value of the left hand side after the assignment. Means assignment can appear as part of a larger expression. </text:span></text:p>
      <text:p text:style-name="P45"><text:span text:style-name="T6"/></text:p>
      <text:p text:style-name="P45"><text:span text:style-name="T6"><text:tab/>Int c;</text:span></text:p>
      <text:p text:style-name="P45"><text:span text:style-name="T6"><text:tab/></text:span></text:p>
      <text:p text:style-name="P45"><text:span text:style-name="T6"><text:tab/>while ( (c = getchar()) != EOF)</text:span></text:p>
      <text:p text:style-name="P45"><text:span text:style-name="T6"><text:tab/><text:tab/>putchar(c);</text:span></text:p>
      <text:p text:style-name="P45"><text:span text:style-name="T6"/></text:p>
      <text:p text:style-name="P45"><text:span text:style-name="T5">Character Counting</text:span></text:p>
      <text:p text:style-name="P45"><text:span text:style-name="T6"/></text:p>
      <text:p text:style-name="P45"><text:span text:style-name="T6">#include &lt;stdio.h&gt;</text:span></text:p>
      <text:p text:style-name="P45"><text:span text:style-name="T6"/></text:p>
      <text:p text:style-name="P45"><text:span text:style-name="T6">main() {</text:span></text:p>
      <text:p text:style-name="P45"><text:span text:style-name="T6"><text:tab/>long nc;</text:span></text:p>
      <text:p text:style-name="P45"><text:span text:style-name="T6"><text:tab/></text:span></text:p>
      <text:p text:style-name="P45"><text:span text:style-name="T6"><text:tab/>nc = 0;</text:span></text:p>
      <text:p text:style-name="P45"><text:span text:style-name="T6"><text:tab/>while (getchar() != EOF)</text:span></text:p>
      <text:p text:style-name="P45"><text:span text:style-name="T6"><text:tab/><text:tab/>++nc;</text:span></text:p>
      <text:p text:style-name="P45"><text:span text:style-name="T6"><text:tab/>printf(%ld\n”, nc);</text:span></text:p>
      <text:p text:style-name="P45"><text:span text:style-name="T6">}</text:span></text:p>
      <text:p text:style-name="P45"><text:span text:style-name="T6"/></text:p>
      <text:p text:style-name="P45"><text:span text:style-name="T6">The </text:span><text:span text:style-name="T5">++</text:span><text:span text:style-name="T6"> operator means </text:span><text:span text:style-name="T5">increment by one</text:span><text:span text:style-name="T6">. </text:span><text:span text:style-name="T15">Corresponding operator </text:span><text:span text:style-name="T24">–</text:span><text:span text:style-name="T15"> means to decrement by 1. Can either be </text:span><text:span text:style-name="T24">prefix</text:span><text:span text:style-name="T15"> (++nc) or </text:span><text:span text:style-name="T24">postfix</text:span><text:span text:style-name="T15"> (nc++) which determine when value is incremented (after read or before). </text:span></text:p>
      <text:p text:style-name="P45"><text:span text:style-name="T15"/></text:p>
      <text:p text:style-name="P46"><text:span text:style-name="T15">L</text:span><text:span text:style-name="T6">ong is at least 32-bit type. Can use double for even bigger numbers. Printf uses %f for both floats and doubles. </text:span></text:p>
      <text:p text:style-name="P46"><text:span text:style-name="T6"/></text:p>
      <text:p text:style-name="P47"><text:span text:style-name="T6">Isolated </text:span><text:span text:style-name="T5">; </text:span><text:span text:style-name="T6">is a </text:span><text:span text:style-name="T5">null statement</text:span><text:span text:style-name="T6"> and satisfies requirements for statements in data structures. </text:span></text:p>
      <text:p text:style-name="P47"><text:soft-page-break/><text:span text:style-name="T5"/></text:p>
      <text:p text:style-name="P47"><text:span text:style-name="T5">Line Counting</text:span><text:span text:style-name="T6"> – Standard library ensures that an input text stream appears as a sequence of lines, each terminated by a newline. Hence counting lines is just counting newlines. </text:span></text:p>
      <text:p text:style-name="P47"><text:span text:style-name="T6"/></text:p>
      <text:p text:style-name="P47"><text:span text:style-name="T6">#include &lt;stdio.h&gt;</text:span></text:p>
      <text:p text:style-name="P47"><text:span text:style-name="T6"/></text:p>
      <text:p text:style-name="P47"><text:span text:style-name="T6">main() {</text:span></text:p>
      <text:p text:style-name="P47"><text:span text:style-name="T6"><text:tab/>int c, nl;</text:span></text:p>
      <text:p text:style-name="P47"><text:span text:style-name="T6"><text:tab/></text:span></text:p>
      <text:p text:style-name="P47"><text:span text:style-name="T6"><text:tab/>nl=0;</text:span></text:p>
      <text:p text:style-name="P47"><text:span text:style-name="T6"><text:tab/>while ( (c = getchar() ) != EOF)</text:span></text:p>
      <text:p text:style-name="P47"><text:span text:style-name="T6"><text:tab/><text:tab/>if (c == '\n')</text:span></text:p>
      <text:p text:style-name="P47"><text:span text:style-name="T6"><text:tab/><text:tab/><text:tab/>++nl;</text:span></text:p>
      <text:p text:style-name="P47"><text:span text:style-name="T6"><text:tab/>printf(“%d\n”, nl);</text:span></text:p>
      <text:p text:style-name="P47"><text:span text:style-name="T6">}</text:span></text:p>
      <text:p text:style-name="P47"><text:span text:style-name="T6"/></text:p>
      <text:p text:style-name="P47"><text:span text:style-name="T5">if</text:span><text:span text:style-name="T6"> statement tests the parenthesized condition, and if the condition is true, executes the statement or group of statements. </text:span></text:p>
      <text:p text:style-name="P47"><text:span text:style-name="T6"/></text:p>
      <text:p text:style-name="P47"><text:span text:style-name="T6">The </text:span><text:span text:style-name="T5">==</text:span><text:span text:style-name="T6"> tests for equality. Distinguishes between equality test and assignment (</text:span><text:span text:style-name="T5">=</text:span><text:span text:style-name="T6">).</text:span></text:p>
      <text:p text:style-name="P47"><text:span text:style-name="T6"/></text:p>
      <text:p text:style-name="P48"><text:span text:style-name="T6">A character written between single quotes represents an integer value equal to the numerical value of the character in the machine's character set. This is called a </text:span><text:span text:style-name="T5">character constant</text:span><text:span text:style-name="T6">, though it is just another way to write a small integer. 'A' is a character constant with a value of 65 in the ASCII character set, the internal representation of character A. Escape sequences in string constants are also legal in character constants so '\n' stands for value of the newline character which is 10 in ASCII.</text:span></text:p>
      <text:p text:style-name="P48"><text:span text:style-name="T6"/></text:p>
      <text:p text:style-name="P49"><text:span text:style-name="T6">'\n' is a single character and in expressions is just an integer. “\n” on the other hand is a string constant that happens to contain only one character. </text:span></text:p>
      <text:p text:style-name="P42"><text:span text:style-name="T6"/></text:p>
      <text:p text:style-name="P49"><text:span text:style-name="T5">Word Counting –</text:span><text:span text:style-name="T6"> where word is a sequence of characters that does not contain a blank, tab, or newline. </text:span></text:p>
      <text:p text:style-name="P49"><text:span text:style-name="T6"/></text:p>
      <text:p text:style-name="P49"><text:span text:style-name="T6">#include &lt;stdio.h&gt;</text:span></text:p>
      <text:p text:style-name="P49"><text:span text:style-name="T6"/></text:p>
      <text:p text:style-name="P49"><text:span text:style-name="T6">#define IN 1<text:tab/>//inside a word</text:span></text:p>
      <text:p text:style-name="P49"><text:span text:style-name="T6">#define OUT 0<text:tab/>//outside a word</text:span></text:p>
      <text:p text:style-name="P49"><text:span text:style-name="T6"/></text:p>
      <text:p text:style-name="P49"><text:span text:style-name="T6">main() {</text:span></text:p>
      <text:p text:style-name="P49"><text:span text:style-name="T6"/></text:p>
      <text:p text:style-name="P49"><text:span text:style-name="T6"><text:tab/>int c, nl, nw, nc, state;</text:span></text:p>
      <text:p text:style-name="P49"><text:span text:style-name="T6"/></text:p>
      <text:p text:style-name="P49"><text:span text:style-name="T6"><text:tab/>state = OUT;</text:span></text:p>
      <text:p text:style-name="P49"><text:span text:style-name="T6"><text:tab/>nl = nw = nc = 0;</text:span></text:p>
      <text:p text:style-name="P49"><text:span text:style-name="T6"><text:tab/>while ((c = getchar()) != EOF) {</text:span></text:p>
      <text:p text:style-name="P49"><text:span text:style-name="T6"><text:tab/><text:tab/>++nc;</text:span></text:p>
      <text:p text:style-name="P49"><text:span text:style-name="T6"><text:tab/><text:tab/>if (c == '\n')</text:span></text:p>
      <text:p text:style-name="P49"><text:span text:style-name="T6"><text:tab/><text:tab/><text:tab/>++nl;</text:span></text:p>
      <text:p text:style-name="P49"><text:span text:style-name="T6"><text:tab/><text:tab/>if (c == ' ' || c == '\n' || c <text:s/>= '\t')</text:span></text:p>
      <text:p text:style-name="P49"><text:soft-page-break/><text:span text:style-name="T6"><text:tab/><text:tab/><text:tab/>state = OUT;</text:span></text:p>
      <text:p text:style-name="P49"><text:span text:style-name="T6"><text:tab/><text:tab/>else if (state == OUT) {</text:span></text:p>
      <text:p text:style-name="P49"><text:span text:style-name="T6"><text:tab/><text:tab/><text:tab/>state = IN;</text:span></text:p>
      <text:p text:style-name="P49"><text:span text:style-name="T6"><text:tab/><text:tab/><text:tab/>++nw;</text:span></text:p>
      <text:p text:style-name="P49"><text:span text:style-name="T6"><text:tab/><text:tab/>}</text:span></text:p>
      <text:p text:style-name="P49"><text:span text:style-name="T6"><text:tab/>}</text:span></text:p>
      <text:p text:style-name="P49"><text:span text:style-name="T6"><text:tab/>printf(“%d %d %d\n”, nl, nw, nc);</text:span></text:p>
      <text:p text:style-name="P49"><text:span text:style-name="T6">}</text:span></text:p>
      <text:p text:style-name="P49"><text:span text:style-name="T6"/></text:p>
      <text:p text:style-name="P50"><text:span text:style-name="T6">Assignment is an expression with a value and assignments associate from right to left so:</text:span></text:p>
      <text:p text:style-name="P50"><text:span text:style-name="T6"><text:tab/>nl = nw = nc = 0; //ok</text:span></text:p>
      <text:p text:style-name="P50"><text:span text:style-name="T6"/></text:p>
      <text:p text:style-name="P50"><text:span text:style-name="T6">Operator || mean OR</text:span></text:p>
      <text:p text:style-name="P50"><text:span text:style-name="T6">Operator &amp;&amp; means AND</text:span></text:p>
      <text:p text:style-name="P50"><text:span text:style-name="T6"/></text:p>
      <text:p text:style-name="P51"><text:span text:style-name="T5">Else</text:span><text:span text:style-name="T6"> statement allows an alternative action to be done if the </text:span><text:span text:style-name="T5">if</text:span><text:span text:style-name="T6"> statement is false. </text:span></text:p>
      <text:p text:style-name="P51"><text:span text:style-name="T6"><text:tab/></text:span><text:span text:style-name="T16">If (expression)</text:span></text:p>
      <text:p text:style-name="P51"><text:span text:style-name="T16"><text:tab/><text:tab/>statement</text:span><text:span text:style-name="T48">1</text:span></text:p>
      <text:p text:style-name="P51"><text:span text:style-name="T16"><text:tab/>else</text:span></text:p>
      <text:p text:style-name="P51"><text:span text:style-name="T16"><text:tab/><text:tab/>statement</text:span><text:span text:style-name="T48">2</text:span></text:p>
      <text:p text:style-name="P51"><text:span text:style-name="T16"/></text:p>
      <text:p text:style-name="P52"><text:span text:style-name="T25">A</text:span><text:span text:style-name="T5">rrays</text:span></text:p>
      <text:p text:style-name="P52"><text:span text:style-name="T6"/></text:p>
      <text:p text:style-name="P52"><text:span text:style-name="T6">Program to count number of occurrences of each digit, of white space characters (blank, tab, newline), and all other characters</text:span></text:p>
      <text:p text:style-name="P52"><text:span text:style-name="T6"/></text:p>
      <text:p text:style-name="P52"><text:span text:style-name="T6">#include &lt;stdio.h&gt;</text:span></text:p>
      <text:p text:style-name="P52"><text:span text:style-name="T6"/></text:p>
      <text:p text:style-name="P52"><text:span text:style-name="T6">main() {</text:span></text:p>
      <text:p text:style-name="P52"><text:span text:style-name="T6"><text:tab/>int c, I, nwhite, nother;</text:span></text:p>
      <text:p text:style-name="P52"><text:span text:style-name="T6"><text:tab/>int ndigit[10]</text:span></text:p>
      <text:p text:style-name="P52"><text:span text:style-name="T6"/></text:p>
      <text:p text:style-name="P52"><text:span text:style-name="T6"><text:tab/>nwhite = nother = 0;</text:span></text:p>
      <text:p text:style-name="P52"><text:span text:style-name="T6"><text:tab/>for (I = 0; I &lt; 10; ++i)</text:span></text:p>
      <text:p text:style-name="P52"><text:span text:style-name="T6"><text:tab/><text:tab/>ndigit[i] = 0;</text:span></text:p>
      <text:p text:style-name="P52"><text:span text:style-name="T6"/></text:p>
      <text:p text:style-name="P52"><text:span text:style-name="T6"><text:tab/>while ( (c = getchar()) != EOF)</text:span></text:p>
      <text:p text:style-name="P52"><text:span text:style-name="T6"><text:tab/><text:tab/>if (c &gt;= '0' &amp;&amp; c &lt;= '9')</text:span></text:p>
      <text:p text:style-name="P52"><text:span text:style-name="T6"><text:tab/><text:tab/><text:tab/>++ndigit[c-'0'];</text:span></text:p>
      <text:p text:style-name="P52"><text:span text:style-name="T6"><text:tab/><text:tab/>else if (c == ' '|| c == '\n' || c == '\t')</text:span></text:p>
      <text:p text:style-name="P52"><text:span text:style-name="T6"><text:tab/><text:tab/><text:tab/>++nwhite;</text:span></text:p>
      <text:p text:style-name="P52"><text:span text:style-name="T6"><text:tab/><text:tab/>else</text:span></text:p>
      <text:p text:style-name="P52"><text:span text:style-name="T6"><text:tab/><text:tab/><text:tab/>++nother;</text:span></text:p>
      <text:p text:style-name="P52"><text:span text:style-name="T6"/></text:p>
      <text:p text:style-name="P52"><text:span text:style-name="T6"><text:tab/>printf(“digits =”);</text:span></text:p>
      <text:p text:style-name="P52"><text:span text:style-name="T6"><text:tab/>for (I = 0; I &lt; 10; ++i)</text:span></text:p>
      <text:p text:style-name="P52"><text:span text:style-name="T6"><text:tab/><text:tab/>printf(“ %d”, ndigit[i]);</text:span></text:p>
      <text:p text:style-name="P52"><text:span text:style-name="T6"><text:tab/>printf(“, white space = %d, other = %d\n”, nwhite, nother);</text:span></text:p>
      <text:p text:style-name="P52"><text:span text:style-name="T6">}</text:span></text:p>
      <text:p text:style-name="P52"><text:soft-page-break/><text:span text:style-name="T6"/></text:p>
      <text:p text:style-name="P52"><text:span text:style-name="T6">Declaration:</text:span></text:p>
      <text:p text:style-name="P52"><text:span text:style-name="T6"><text:tab/>int ndigit[10]</text:span></text:p>
      <text:p text:style-name="P52"><text:span text:style-name="T6">declares ndigit to be an array of 10 integers. </text:span><text:span text:style-name="T17">Array subscripts always start with 0 and end at [n-1]. </text:span></text:p>
      <text:p text:style-name="P52"><text:span text:style-name="T17"/></text:p>
      <text:p text:style-name="P53"><text:span text:style-name="T26">S</text:span><text:span text:style-name="T5">witch</text:span><text:span text:style-name="T6"> statement provides another way to write a multi-way branch that is particularly suitable when the </text:span><text:span text:style-name="T18">condition</text:span><text:span text:style-name="T6"> is whether some integer or character expression matches one of a set of constants. </text:span></text:p>
      <text:p text:style-name="P53"><text:span text:style-name="T6"/></text:p>
      <text:p text:style-name="P54"><text:span text:style-name="T5">Function</text:span><text:span text:style-name="T6"> provides a convenient way to encapsulate some computation, which can then be used without worrying about its implementation. </text:span><text:span text:style-name="T19">With properly designed function, it is possible to ignore how a job is done; knowing what is done is sufficient. </text:span></text:p>
      <text:p text:style-name="P54"><text:span text:style-name="T19"/></text:p>
      <text:p text:style-name="P55"><text:span text:style-name="T19">F</text:span><text:span text:style-name="T6">unction for raising a number to a power:</text:span></text:p>
      <text:p text:style-name="P55"><text:span text:style-name="T6"/></text:p>
      <text:p text:style-name="P55"><text:span text:style-name="T6">#include &lt;stdio.h&gt;</text:span></text:p>
      <text:p text:style-name="P55"><text:span text:style-name="T6"/></text:p>
      <text:p text:style-name="P55"><text:span text:style-name="T6">int power (int m, int n);</text:span></text:p>
      <text:p text:style-name="P55"><text:span text:style-name="T6"/></text:p>
      <text:p text:style-name="P55"><text:span text:style-name="T6">main() {</text:span></text:p>
      <text:p text:style-name="P55"><text:span text:style-name="T6"><text:tab/>int I;</text:span></text:p>
      <text:p text:style-name="P55"><text:span text:style-name="T6"/></text:p>
      <text:p text:style-name="P55"><text:span text:style-name="T6"><text:tab/>for (I = 0; I &lt; 10; ++1)</text:span></text:p>
      <text:p text:style-name="P55"><text:span text:style-name="T6"><text:tab/><text:tab/>printf(“%d %d %d\n”, I, power(2, I), power (-3, I));</text:span></text:p>
      <text:p text:style-name="P59"><text:span text:style-name="T29"><text:tab/>return 0;</text:span></text:p>
      <text:p text:style-name="P58"><text:span text:style-name="T28">}</text:span></text:p>
      <text:p text:style-name="P58"><text:span text:style-name="T29"/></text:p>
      <text:p text:style-name="P58"><text:span text:style-name="T28">int power(int base, int n) {</text:span></text:p>
      <text:p text:style-name="P58"><text:span text:style-name="T28"><text:tab/>int I, p;</text:span></text:p>
      <text:p text:style-name="P58"><text:span text:style-name="T28"><text:tab/></text:span></text:p>
      <text:p text:style-name="P58"><text:span text:style-name="T28"><text:tab/>p = 1;</text:span></text:p>
      <text:p text:style-name="P58"><text:span text:style-name="T28"><text:tab/>for (I = 1; I &lt;= n; ++i)</text:span></text:p>
      <text:p text:style-name="P58"><text:span text:style-name="T28"><text:tab/><text:tab/>p = p * base;</text:span></text:p>
      <text:p text:style-name="P58"><text:span text:style-name="T28"><text:tab/>return p;</text:span></text:p>
      <text:p text:style-name="P58"><text:span text:style-name="T28">}</text:span></text:p>
      <text:p text:style-name="P58"><text:span text:style-name="T28"/></text:p>
      <text:p text:style-name="P2"><text:span text:style-name="T27">Function</text:span><text:span text:style-name="T28"> definition has this form:</text:span></text:p>
      <text:p text:style-name="P2"><text:span text:style-name="T28"><text:tab/>return type function-name (parameter declaration, if any) {</text:span></text:p>
      <text:p text:style-name="P2"><text:span text:style-name="T28"><text:tab/><text:tab/>declarations</text:span></text:p>
      <text:p text:style-name="P2"><text:span text:style-name="T28"><text:tab/><text:tab/>statements</text:span></text:p>
      <text:p text:style-name="P2"><text:span text:style-name="T28"><text:tab/>}</text:span></text:p>
      <text:p text:style-name="P3"><text:span text:style-name="T27">Function</text:span><text:span text:style-name="T28"> definitions can appear in any order, and in one source file or several, although no function can be split between files. If source program appears in several files, you may have to say more to compile and load it than if it all appears in one, but that is an OS matter not a language attribute. </text:span></text:p>
      <text:p text:style-name="P3"><text:span text:style-name="T28"/></text:p>
      <text:p text:style-name="P3"><text:span text:style-name="T28"><text:tab/></text:span><text:span text:style-name="T30">Int power(int base, int n)</text:span></text:p>
      <text:p text:style-name="P4"><text:span text:style-name="T28">declares the parameter types and names, and the type of result the function returns. Names used for its parameters are local to the function and are not visible to any other function. </text:span><text:span text:style-name="T42">Parameter</text:span><text:span text:style-name="T31"> is the name for a variable named in the parenthesized list in a function definition. </text:span><text:span text:style-name="T42">Argument</text:span><text:span text:style-name="T31"> is the value used in a call of the function. Value computed by the function is returned to main() by the </text:span><text:span text:style-name="T42">return</text:span><text:span text:style-name="T31"> statement. </text:span></text:p>
      <text:p text:style-name="P5"><text:soft-page-break/><text:span text:style-name="T31">F</text:span><text:span text:style-name="T28">unction does not need to return a value. <text:s/>Return statement with no expression causes control, but no useful value, to be returned to the caller, as falling off end of function by reaching the terminating brace. </text:span><text:span text:style-name="T32">Calling function can also ignore value returned by function.</text:span></text:p>
      <text:p text:style-name="P5"><text:span text:style-name="T32"/></text:p>
      <text:p text:style-name="P6"><text:span text:style-name="T32">R</text:span><text:span text:style-name="T28">eturn statement at end of main. Main is a function like any other. It may return a value to its called which is in effect the environment in which the program was executed. Typically, return value of zero implies normal termination. Non-zero values signal unusual or erroneous termination conditoins. </text:span></text:p>
      <text:p text:style-name="P6"><text:span text:style-name="T28"/></text:p>
      <text:p text:style-name="P6"><text:span text:style-name="T28">Declaration:</text:span></text:p>
      <text:p text:style-name="P6"><text:span text:style-name="T28"><text:tab/>int power(int m, int n);</text:span></text:p>
      <text:p text:style-name="P6"><text:span text:style-name="T28">says that power is a function that expects two int arguments and returns an int. This declaration is called a </text:span><text:span text:style-name="T27">function prototype</text:span><text:span text:style-name="T28">, has to agree with the definition and uses of power. Error if definition of a function or any uses of it do not agree with prototype. </text:span><text:span text:style-name="T33">Parameter names need not agree. </text:span></text:p>
      <text:p text:style-name="P6"><text:span text:style-name="T33"/></text:p>
      <text:p text:style-name="P7"><text:span text:style-name="T43">C</text:span><text:span text:style-name="T33"> </text:span><text:span text:style-name="T28">is a </text:span><text:span text:style-name="T27">Call By Value</text:span><text:span text:style-name="T28"> language. All function arguments are passed “by value” meaning that the called function is given the values of its arguments in temporary variables rather than the originals. </text:span><text:span text:style-name="T44">Call by Reference</text:span><text:span text:style-name="T34"> languages allow routine access to original argument, not a local copy. </text:span></text:p>
      <text:p text:style-name="P7"><text:span text:style-name="T35"/></text:p>
      <text:p text:style-name="P8"><text:span text:style-name="T28">When necessary, it is possible for a function to modify a variable in a calling routine. The caller must provide the </text:span><text:span text:style-name="T27">address</text:span><text:span text:style-name="T28"> of the variable to be set (technically a </text:span><text:span text:style-name="T27">pointer</text:span><text:span text:style-name="T28"> to the variable), and the called function must declare the parameter to be a </text:span><text:span text:style-name="T27">pointer</text:span><text:span text:style-name="T28"> and access the variable indirectly through it. </text:span></text:p>
      <text:p text:style-name="P8"><text:span text:style-name="T28"/></text:p>
      <text:p text:style-name="P9"><text:span text:style-name="T28">Different for </text:span><text:span text:style-name="T27">arrays. </text:span><text:span text:style-name="T28">When name of array is used as an argument, the value passed to the function is the location or address of the beginning of the array – there is no copying of array elements. By subscripting this value, function can access and alter any element of the array. </text:span></text:p>
      <text:p text:style-name="P9"><text:span text:style-name="T28"/></text:p>
      <text:p text:style-name="P9"><text:span text:style-name="T27">Character Arrays</text:span><text:span text:style-name="T28"> – most common type of array in </text:span><text:span text:style-name="T27">C.</text:span><text:span text:style-name="T28"> Program that reads a set of text lines and prints the longest:</text:span></text:p>
      <text:p text:style-name="P9"><text:span text:style-name="T28"/></text:p>
      <text:p text:style-name="P9"><text:span text:style-name="T28"><text:tab/>while (there's another line)</text:span></text:p>
      <text:p text:style-name="P9"><text:span text:style-name="T28"><text:tab/><text:tab/>if (it's longer than previous longest)</text:span></text:p>
      <text:p text:style-name="P9"><text:span text:style-name="T28"><text:tab/><text:tab/><text:tab/>save it</text:span></text:p>
      <text:p text:style-name="P9"><text:span text:style-name="T28"><text:tab/><text:tab/><text:tab/>save its length</text:span></text:p>
      <text:p text:style-name="P9"><text:span text:style-name="T28"><text:tab/>print longest line</text:span></text:p>
      <text:p text:style-name="P9"><text:span text:style-name="T28"/></text:p>
      <text:p text:style-name="P9"><text:span text:style-name="T28">Create getline() function to fetch line of input. At minimum, has to return a signal about possible end of file; a more useful design would be to return the length of the line, or zero if end of file is encountered. Zero is acceptable end-of-file return because it is never a valid line length. Function copy() will be used to save longest line</text:span></text:p>
      <text:p text:style-name="P9"><text:span text:style-name="T28"/></text:p>
      <text:p text:style-name="P9"><text:span text:style-name="T28">#include &lt;stdio.h&gt;</text:span></text:p>
      <text:p text:style-name="P9"><text:span text:style-name="T28">#define MAXLINE 1000 /*max input size */</text:span></text:p>
      <text:p text:style-name="P9"><text:span text:style-name="T28"/></text:p>
      <text:p text:style-name="P9"><text:span text:style-name="T28">int getline(char line[], int maxline);</text:span></text:p>
      <text:p text:style-name="P9"><text:span text:style-name="T28">void copy(char to[], char from[]);</text:span></text:p>
      <text:p text:style-name="P9"><text:span text:style-name="T28"/></text:p>
      <text:p text:style-name="P9"><text:span text:style-name="T28">//print longest input line</text:span></text:p>
      <text:p text:style-name="P9"><text:span text:style-name="T28"/></text:p>
      <text:p text:style-name="P9"><text:span text:style-name="T28">main() {</text:span></text:p>
      <text:p text:style-name="P9"><text:soft-page-break/><text:span text:style-name="T28"><text:tab/>int len; //current line length</text:span></text:p>
      <text:p text:style-name="P9"><text:span text:style-name="T28"><text:tab/>int max; //max length seen so far</text:span></text:p>
      <text:p text:style-name="P9"><text:span text:style-name="T28"><text:tab/>char line[MAXLINE]; //current input line</text:span></text:p>
      <text:p text:style-name="P9"><text:span text:style-name="T28"><text:tab/>char longest[MAXLINE]; //longest line saved here</text:span></text:p>
      <text:p text:style-name="P9"><text:span text:style-name="T28"/></text:p>
      <text:p text:style-name="P9"><text:span text:style-name="T28"><text:tab/>max = 0;</text:span></text:p>
      <text:p text:style-name="P9"><text:span text:style-name="T28"><text:tab/>while ( (len = getline(line, MAXLINE)) &gt; 0)</text:span></text:p>
      <text:p text:style-name="P9"><text:span text:style-name="T28"><text:tab/><text:tab/>if (len &gt; max) {</text:span></text:p>
      <text:p text:style-name="P9"><text:span text:style-name="T28"><text:tab/><text:tab/><text:tab/>max = len;</text:span></text:p>
      <text:p text:style-name="P9"><text:span text:style-name="T28"><text:tab/><text:tab/><text:tab/>copy(longest, line);</text:span></text:p>
      <text:p text:style-name="P9"><text:span text:style-name="T28"><text:tab/><text:tab/>}</text:span></text:p>
      <text:p text:style-name="P9"><text:span text:style-name="T28"><text:tab/>if (max &gt; 0) //there was a line</text:span></text:p>
      <text:p text:style-name="P9"><text:span text:style-name="T28"><text:tab/><text:tab/>printf(“%s”, longest);</text:span></text:p>
      <text:p text:style-name="P9"><text:span text:style-name="T28"><text:tab/>return 0;</text:span></text:p>
      <text:p text:style-name="P9"><text:span text:style-name="T28">}</text:span></text:p>
      <text:p text:style-name="P9"><text:span text:style-name="T28"/></text:p>
      <text:p text:style-name="P9"><text:span text:style-name="T28">//</text:span><text:span text:style-name="T36">getline: read a line into s, return length</text:span></text:p>
      <text:p text:style-name="P10"><text:span text:style-name="T28">int getline(char s[], int lim) {</text:span></text:p>
      <text:p text:style-name="P10"><text:span text:style-name="T28"><text:tab/>int c, I;</text:span></text:p>
      <text:p text:style-name="P10"><text:span text:style-name="T28"><text:tab/></text:span></text:p>
      <text:p text:style-name="P10"><text:span text:style-name="T28"><text:tab/>for (I = 0; I &lt; lim-1 &amp;&amp; (c=getchar()) != EOF &amp;&amp; c != '\n'; ++i)</text:span></text:p>
      <text:p text:style-name="P10"><text:span text:style-name="T28"><text:tab/><text:tab/>s[i] = c;</text:span></text:p>
      <text:p text:style-name="P10"><text:span text:style-name="T28"><text:tab/>if (c == '\n') {</text:span></text:p>
      <text:p text:style-name="P10"><text:span text:style-name="T28"><text:tab/><text:tab/>s[i] = c;</text:span></text:p>
      <text:p text:style-name="P10"><text:span text:style-name="T28"><text:tab/><text:tab/>++i;</text:span></text:p>
      <text:p text:style-name="P10"><text:span text:style-name="T28"><text:tab/>}</text:span></text:p>
      <text:p text:style-name="P10"><text:span text:style-name="T28"><text:tab/>s[i] = '\0';</text:span></text:p>
      <text:p text:style-name="P10"><text:span text:style-name="T28"><text:tab/>return I;</text:span></text:p>
      <text:p text:style-name="P10"><text:span text:style-name="T28">}</text:span></text:p>
      <text:p text:style-name="P10"><text:span text:style-name="T28"/></text:p>
      <text:p text:style-name="P10"><text:span text:style-name="T28">//copy: copy from into to</text:span></text:p>
      <text:p text:style-name="P10"><text:span text:style-name="T28">void copy(char to[], char from[]) {</text:span></text:p>
      <text:p text:style-name="P10"><text:span text:style-name="T28"><text:tab/>int I;</text:span></text:p>
      <text:p text:style-name="P10"><text:span text:style-name="T28"/></text:p>
      <text:p text:style-name="P10"><text:span text:style-name="T28"><text:tab/>I = 0;</text:span></text:p>
      <text:p text:style-name="P10"><text:span text:style-name="T28"><text:tab/>while ( (to[i] = from[i]) != '\0')</text:span></text:p>
      <text:p text:style-name="P10"><text:span text:style-name="T28"><text:tab/><text:tab/>++i;</text:span></text:p>
      <text:p text:style-name="P10"><text:span text:style-name="T28">}</text:span></text:p>
      <text:p text:style-name="P10"><text:span text:style-name="T28"/></text:p>
      <text:p text:style-name="P11"><text:span text:style-name="T28">Return type </text:span><text:span text:style-name="T27">void</text:span><text:span text:style-name="T28"> states explicitly that no value is returned. <text:s/></text:span><text:span text:style-name="T37">Getline puts the character </text:span><text:span text:style-name="T45">'\0'</text:span><text:span text:style-name="T37">, the </text:span><text:span text:style-name="T45">null character </text:span><text:span text:style-name="T37">whose value is 0, at the end of the array it is creating to mark the end of the string of characters. Also used by </text:span><text:span text:style-name="T45">C.</text:span><text:span text:style-name="T37"> </text:span></text:p>
      <text:p text:style-name="P11"><text:span text:style-name="T37"/></text:p>
      <text:p text:style-name="P12"><text:span text:style-name="T28">String constant “hello\n” is stored in C as an array of characters containing the characters of the string and terminated with a '\0' to make the end.</text:span></text:p>
      <text:p text:style-name="P12"><text:span text:style-name="T28"/></text:p>
      <text:p text:style-name="P12"><text:span text:style-name="T28">“hello\n” = {'h', 'e', 'l', 'l', 'o', '\n', '\0'}</text:span></text:p>
      <text:p text:style-name="P12"><text:span text:style-name="T28"/></text:p>
      <text:p text:style-name="P12"><text:span text:style-name="T27">External Variable and Scope – </text:span><text:span text:style-name="T28">Variables in a function are private or local to that function.</text:span></text:p>
      <text:p text:style-name="P12"><text:soft-page-break/><text:span text:style-name="T28"/></text:p>
      <text:p text:style-name="P12"><text:span text:style-name="T28">Each local variable comes into existence only when the function is called, and disappears when the function is exited. Such variables are also known as </text:span><text:span text:style-name="T27">automatic</text:span><text:span text:style-name="T28"> variables. Because automatic variables come and go with function invocation, they do not retain their values from one call to the next and must explicitly be set upon each entry. If not, they will contain garbage.</text:span></text:p>
      <text:p text:style-name="P12"><text:span text:style-name="T28"/></text:p>
      <text:p text:style-name="P13"><text:span text:style-name="T28">Possible to define variable that are </text:span><text:span text:style-name="T27">external</text:span><text:span text:style-name="T28"> to all functions, that is they c</text:span><text:span text:style-name="T38">a</text:span><text:span text:style-name="T28">n be accessed by name by any function. </text:span><text:span text:style-name="T38">Globally accessible and can be used instead of argument lists to communicate data between functions. </text:span><text:span text:style-name="T39">They also retain their values even after the functions that set them have returned. </text:span><text:span text:style-name="T40">They must be </text:span><text:span text:style-name="T46">defined</text:span><text:span text:style-name="T40"> exactly once outside of any function; this sets aside storage for them. Must also be </text:span><text:span text:style-name="T46">declared</text:span><text:span text:style-name="T40"> in each function that wants to access it; this states the type of the variable. </text:span><text:span text:style-name="T41">Declaration may be an explicit </text:span><text:span text:style-name="T47">extern</text:span><text:span text:style-name="T41"> statement or may be implicit from context. </text:span></text:p>
      <text:p text:style-name="P13"><text:span text:style-name="T41"/></text:p>
      <text:p text:style-name="P14"><text:span text:style-name="T28">Longest line program with line, longest, and max as eternal variables:</text:span></text:p>
      <text:p text:style-name="P14"><text:span text:style-name="T28"/></text:p>
      <text:p text:style-name="P14"><text:span text:style-name="T28">#include &lt;stdio.h&gt;</text:span></text:p>
      <text:p text:style-name="P14"><text:span text:style-name="T28">#define MAXLINE 1000</text:span></text:p>
      <text:p text:style-name="P14"><text:span text:style-name="T28"/></text:p>
      <text:p text:style-name="P14"><text:span text:style-name="T28">int max; //max length</text:span></text:p>
      <text:p text:style-name="P14"><text:span text:style-name="T28">char line[MAXLINE]; //current input line</text:span></text:p>
      <text:p text:style-name="P14"><text:span text:style-name="T28">char longest[MAXLINE]; //longest line saved here</text:span></text:p>
      <text:p text:style-name="P14"><text:span text:style-name="T28"/></text:p>
      <text:p text:style-name="P14"><text:span text:style-name="T28">int getline(void);</text:span></text:p>
      <text:p text:style-name="P14"><text:span text:style-name="T28">void copy(void);</text:span></text:p>
      <text:p text:style-name="P14"><text:span text:style-name="T28"/></text:p>
      <text:p text:style-name="P14"><text:span text:style-name="T28">main() {</text:span></text:p>
      <text:p text:style-name="P14"><text:span text:style-name="T28"><text:tab/>int len;</text:span></text:p>
      <text:p text:style-name="P14"><text:span text:style-name="T28"><text:tab/>extern int max;</text:span></text:p>
      <text:p text:style-name="P14"><text:span text:style-name="T28"><text:tab/>extern char longest[];</text:span></text:p>
      <text:p text:style-name="P14"><text:span text:style-name="T28"/></text:p>
      <text:p text:style-name="P14"><text:span text:style-name="T28"><text:tab/>max = 0;</text:span></text:p>
      <text:p text:style-name="P14"><text:span text:style-name="T28"><text:tab/>while ( (len = getline()) &gt; 0)</text:span></text:p>
      <text:p text:style-name="P14"><text:span text:style-name="T28"><text:tab/><text:tab/>if (len &gt; max) {</text:span></text:p>
      <text:p text:style-name="P14"><text:span text:style-name="T28"><text:tab/><text:tab/><text:tab/>max = len;</text:span></text:p>
      <text:p text:style-name="P14"><text:span text:style-name="T28"><text:tab/><text:tab/><text:tab/>copy();</text:span></text:p>
      <text:p text:style-name="P14"><text:span text:style-name="T28"><text:tab/><text:tab/>}</text:span></text:p>
      <text:p text:style-name="P14"><text:span text:style-name="T28"><text:tab/>if (max &gt; 0) //there was a line</text:span></text:p>
      <text:p text:style-name="P14"><text:span text:style-name="T28"><text:tab/><text:tab/>printf(“%s”, longest);</text:span></text:p>
      <text:p text:style-name="P14"><text:span text:style-name="T28"><text:tab/>return 0;</text:span></text:p>
      <text:p text:style-name="P14"><text:span text:style-name="T28">}</text:span></text:p>
      <text:p text:style-name="P14"><text:span text:style-name="T28"/></text:p>
      <text:p text:style-name="P14"><text:span text:style-name="T28">//getline</text:span></text:p>
      <text:p text:style-name="P14"><text:span text:style-name="T28">int getline(void) {</text:span></text:p>
      <text:p text:style-name="P14"><text:span text:style-name="T28"><text:tab/>int c, I;</text:span></text:p>
      <text:p text:style-name="P14"><text:span text:style-name="T28"><text:tab/>extern char line[];</text:span></text:p>
      <text:p text:style-name="P14"><text:span text:style-name="T28"/></text:p>
      <text:p text:style-name="P14"><text:span text:style-name="T28"><text:tab/>for(i = 0; I &lt;MAXLINE-1 &amp;&amp; (c=getchar()) != EOF &amp;&amp; c != '\n'; ++i)</text:span></text:p>
      <text:p text:style-name="P14"><text:span text:style-name="T28"><text:tab/><text:tab/>line[i] = c;</text:span></text:p>
      <text:p text:style-name="P14"><text:span text:style-name="T28"><text:tab/>if (c == '\n') {</text:span></text:p>
      <text:p text:style-name="P14"><text:soft-page-break/><text:span text:style-name="T28"><text:tab/><text:tab/>line[i]='\0'</text:span></text:p>
      <text:p text:style-name="P14"><text:span text:style-name="T28"><text:tab/><text:tab/>return I;</text:span></text:p>
      <text:p text:style-name="P14"><text:span text:style-name="T28">}</text:span></text:p>
      <text:p text:style-name="P14"><text:span text:style-name="T28"/></text:p>
      <text:p text:style-name="P14"><text:span text:style-name="T28">void copy(void) {</text:span></text:p>
      <text:p text:style-name="P14"><text:span text:style-name="T28"><text:tab/>int I;</text:span></text:p>
      <text:p text:style-name="P14"><text:span text:style-name="T28"><text:tab/>extern char line[], longest[];</text:span></text:p>
      <text:p text:style-name="P14"><text:span text:style-name="T28"/></text:p>
      <text:p text:style-name="P14"><text:span text:style-name="T28"><text:tab/>i=0;</text:span></text:p>
      <text:p text:style-name="P14"><text:span text:style-name="T28"><text:tab/>while ( (longest[i] = line[i]) != '\0')</text:span></text:p>
      <text:p text:style-name="P14"><text:span text:style-name="T28"><text:tab/><text:tab/>++i;</text:span></text:p>
      <text:p text:style-name="P14"><text:span text:style-name="T28">}</text:span></text:p>
      <text:p text:style-name="P14"><text:span text:style-name="T28"/></text:p>
      <text:p text:style-name="P15"><text:span text:style-name="T28">Before a function can use an external variable, the name of the variable must be made known to the function. Ne way to do this is to write an </text:span><text:span text:style-name="T27">extern</text:span><text:span text:style-name="T28"> declaration in the function. Declaration is same as before except added keyword </text:span><text:span text:style-name="T27">extern.</text:span><text:span text:style-name="T28"> </text:span></text:p>
      <text:p text:style-name="P15"><text:span text:style-name="T28"/></text:p>
      <text:p text:style-name="P15"><text:span text:style-name="T28">Certain circumstances, the </text:span><text:span text:style-name="T27">extern</text:span><text:span text:style-name="T28"> declaration can be omitted. If definition of an external variable occurs in the source file before its use in a particular function, then there is no need for an extern declaration in function. This </text:span><text:span text:style-name="T27">extern</text:span><text:span text:style-name="T28"> declarations in main, getline, and copy are redundant. In fact, common practice is to place definitions of all external variables at the beginning of the source file, and then omit all </text:span><text:span text:style-name="T27">extern</text:span><text:span text:style-name="T28"> declarations. </text:span></text:p>
      <text:p text:style-name="P15"><text:span text:style-name="T28"/></text:p>
      <text:p text:style-name="P16"><text:span text:style-name="T28">If program is in several source files, and a variable is defined in file1 and used in file2 and file3, then </text:span><text:span text:style-name="T27">extern</text:span><text:span text:style-name="T28"> declarations are needed in file2 and file3 to connect occurrences of the variable. Usual practice is to collect </text:span><text:span text:style-name="T27">extern</text:span><text:span text:style-name="T28"> declarations of variables and functions in a separate file, historically called a </text:span><text:span text:style-name="T27">header</text:span><text:span text:style-name="T28">, that is included by </text:span><text:span text:style-name="T27">#include</text:span><text:span text:style-name="T28"> at the front of each source file. The suffix </text:span><text:span text:style-name="T27">.h</text:span><text:span text:style-name="T28"> is conventional for header names. </text:span></text:p>
      <text:p text:style-name="P16"><text:span text:style-name="T28"/></text:p>
      <text:p text:style-name="P16"><text:span text:style-name="T28">Since getline and copy have no arguments, you can use getline() and copy() prototypes. But for compatibility with older C, standard takes an empty list and turns off all agument checking. Word </text:span><text:span text:style-name="T27">void</text:span><text:span text:style-name="T28"> must be used for an explicitly empty lis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eta:initial-creator>
    <meta:creation-date>2016-09-26T03:27:41.612237401</meta:creation-date>
    <dc:date>2016-09-26T13:29:29.569728820</dc:date>
    <dc:creator>David </dc:creator>
    <meta:editing-duration>PT9H42M6S</meta:editing-duration>
    <meta:editing-cycles>62</meta:editing-cycles>
    <meta:generator>LibreOffice/5.0.6.2$Linux_X86_64 LibreOffice_project/00m0$Build-2</meta:generator>
    <meta:document-statistic meta:table-count="0" meta:image-count="0" meta:object-count="0" meta:page-count="12" meta:paragraph-count="336" meta:word-count="3542" meta:character-count="20289" meta:non-whitespace-character-count="16769"/>
  </office:meta>
</office:document-meta>
</file>